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9.97mm" svg:height="90.04mm" svg:x="158.87mm" svg:y="113.95mm">
            <draw:object draw:notify-on-update-of-ranges="Arkusz1.H4:Arkusz1.H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f(xi)</text:p>
          </table:table-cell>
          <table:table-cell/>
          <table:table-cell office:value-type="string" calcext:value-type="string">
            <text:p>Pole</text:p>
          </table:table-cell>
          <table:table-cell table:formula="of:=[.$E$4]*(SUM([.H4:.H23]))" office:value-type="float" office:value="2.00205764828542" calcext:value-type="float">
            <text:p>2,00205764828542</text:p>
          </table:table-cell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PI()" office:value-type="float" office:value="3.14159265358979" calcext:value-type="float">
            <text:p>3,14159265358979</text:p>
          </table:table-cell>
          <table:table-cell table:formula="of:=([.D4]-[.C4])/[.B4]" office:value-type="float" office:value="0.15707963267949" calcext:value-type="float">
            <text:p>0,15707963267949</text:p>
          </table:table-cell>
          <table:table-cell office:value-type="float" office:value="1" calcext:value-type="float">
            <text:p>1</text:p>
          </table:table-cell>
          <table:table-cell table:formula="of:=[.$C$4]+[.F4]*[.$E$4]-[.$E$4]/2" office:value-type="float" office:value="0.0785398163397448" calcext:value-type="float">
            <text:p>0,078539816339745</text:p>
          </table:table-cell>
          <table:table-cell table:formula="of:=SIN([.G4])" office:value-type="float" office:value="0.0784590957278449" calcext:value-type="float">
            <text:p>0,07845909572784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[.$C$4]+[.F5]*[.$E$4]-[.$E$4]/2" office:value-type="float" office:value="0.235619449019234" calcext:value-type="float">
            <text:p>0,235619449019234</text:p>
          </table:table-cell>
          <table:table-cell table:formula="of:=SIN([.G5])" office:value-type="float" office:value="0.233445363855905" calcext:value-type="float">
            <text:p>0,23344536385590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formula="of:=[.$C$4]+[.F6]*[.$E$4]-[.$E$4]/2" office:value-type="float" office:value="0.392699081698724" calcext:value-type="float">
            <text:p>0,392699081698724</text:p>
          </table:table-cell>
          <table:table-cell table:formula="of:=SIN([.G6])" office:value-type="float" office:value="0.38268343236509" calcext:value-type="float">
            <text:p>0,3826834323650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[.$C$4]+[.F7]*[.$E$4]-[.$E$4]/2" office:value-type="float" office:value="0.549778714378214" calcext:value-type="float">
            <text:p>0,549778714378214</text:p>
          </table:table-cell>
          <table:table-cell table:formula="of:=SIN([.G7])" office:value-type="float" office:value="0.522498564715949" calcext:value-type="float">
            <text:p>0,52249856471594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$C$4]+[.F8]*[.$E$4]-[.$E$4]/2" office:value-type="float" office:value="0.706858347057703" calcext:value-type="float">
            <text:p>0,706858347057703</text:p>
          </table:table-cell>
          <table:table-cell table:formula="of:=SIN([.G8])" office:value-type="float" office:value="0.649448048330184" calcext:value-type="float">
            <text:p>0,64944804833018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[.$C$4]+[.F9]*[.$E$4]-[.$E$4]/2" office:value-type="float" office:value="0.863937979737193" calcext:value-type="float">
            <text:p>0,863937979737193</text:p>
          </table:table-cell>
          <table:table-cell table:formula="of:=SIN([.G9])" office:value-type="float" office:value="0.760405965600031" calcext:value-type="float">
            <text:p>0,76040596560003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[.$C$4]+[.F10]*[.$E$4]-[.$E$4]/2" office:value-type="float" office:value="1.02101761241668" calcext:value-type="float">
            <text:p>1,02101761241668</text:p>
          </table:table-cell>
          <table:table-cell table:formula="of:=SIN([.G10])" office:value-type="float" office:value="0.852640164354092" calcext:value-type="float">
            <text:p>0,85264016435409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[.$C$4]+[.F11]*[.$E$4]-[.$E$4]/2" office:value-type="float" office:value="1.17809724509617" calcext:value-type="float">
            <text:p>1,17809724509617</text:p>
          </table:table-cell>
          <table:table-cell table:formula="of:=SIN([.G11])" office:value-type="float" office:value="0.923879532511287" calcext:value-type="float">
            <text:p>0,92387953251128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[.$C$4]+[.F12]*[.$E$4]-[.$E$4]/2" office:value-type="float" office:value="1.33517687777566" calcext:value-type="float">
            <text:p>1,33517687777566</text:p>
          </table:table-cell>
          <table:table-cell table:formula="of:=SIN([.G12])" office:value-type="float" office:value="0.972369920397676" calcext:value-type="float">
            <text:p>0,97236992039767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[.$C$4]+[.F13]*[.$E$4]-[.$E$4]/2" office:value-type="float" office:value="1.49225651045515" calcext:value-type="float">
            <text:p>1,49225651045515</text:p>
          </table:table-cell>
          <table:table-cell table:formula="of:=SIN([.G13])" office:value-type="float" office:value="0.996917333733128" calcext:value-type="float">
            <text:p>0,99691733373312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[.$C$4]+[.F14]*[.$E$4]-[.$E$4]/2" office:value-type="float" office:value="1.64933614313464" calcext:value-type="float">
            <text:p>1,64933614313464</text:p>
          </table:table-cell>
          <table:table-cell table:formula="of:=SIN([.G14])" office:value-type="float" office:value="0.996917333733128" calcext:value-type="float">
            <text:p>0,99691733373312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[.$C$4]+[.F15]*[.$E$4]-[.$E$4]/2" office:value-type="float" office:value="1.80641577581413" calcext:value-type="float">
            <text:p>1,80641577581413</text:p>
          </table:table-cell>
          <table:table-cell table:formula="of:=SIN([.G15])" office:value-type="float" office:value="0.972369920397677" calcext:value-type="float">
            <text:p>0,97236992039767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[.$C$4]+[.F16]*[.$E$4]-[.$E$4]/2" office:value-type="float" office:value="1.96349540849362" calcext:value-type="float">
            <text:p>1,96349540849362</text:p>
          </table:table-cell>
          <table:table-cell table:formula="of:=SIN([.G16])" office:value-type="float" office:value="0.923879532511287" calcext:value-type="float">
            <text:p>0,92387953251128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[.$C$4]+[.F17]*[.$E$4]-[.$E$4]/2" office:value-type="float" office:value="2.12057504117311" calcext:value-type="float">
            <text:p>2,12057504117311</text:p>
          </table:table-cell>
          <table:table-cell table:formula="of:=SIN([.G17])" office:value-type="float" office:value="0.852640164354092" calcext:value-type="float">
            <text:p>0,85264016435409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[.$C$4]+[.F18]*[.$E$4]-[.$E$4]/2" office:value-type="float" office:value="2.2776546738526" calcext:value-type="float">
            <text:p>2,2776546738526</text:p>
          </table:table-cell>
          <table:table-cell table:formula="of:=SIN([.G18])" office:value-type="float" office:value="0.760405965600031" calcext:value-type="float">
            <text:p>0,76040596560003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[.$C$4]+[.F19]*[.$E$4]-[.$E$4]/2" office:value-type="float" office:value="2.43473430653209" calcext:value-type="float">
            <text:p>2,43473430653209</text:p>
          </table:table-cell>
          <table:table-cell table:formula="of:=SIN([.G19])" office:value-type="float" office:value="0.649448048330184" calcext:value-type="float">
            <text:p>0,64944804833018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formula="of:=[.$C$4]+[.F20]*[.$E$4]-[.$E$4]/2" office:value-type="float" office:value="2.59181393921158" calcext:value-type="float">
            <text:p>2,59181393921158</text:p>
          </table:table-cell>
          <table:table-cell table:formula="of:=SIN([.G20])" office:value-type="float" office:value="0.522498564715949" calcext:value-type="float">
            <text:p>0,52249856471594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formula="of:=[.$C$4]+[.F21]*[.$E$4]-[.$E$4]/2" office:value-type="float" office:value="2.74889357189107" calcext:value-type="float">
            <text:p>2,74889357189107</text:p>
          </table:table-cell>
          <table:table-cell table:formula="of:=SIN([.G21])" office:value-type="float" office:value="0.38268343236509" calcext:value-type="float">
            <text:p>0,3826834323650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formula="of:=[.$C$4]+[.F22]*[.$E$4]-[.$E$4]/2" office:value-type="float" office:value="2.90597320457056" calcext:value-type="float">
            <text:p>2,90597320457056</text:p>
          </table:table-cell>
          <table:table-cell table:formula="of:=SIN([.G22])" office:value-type="float" office:value="0.233445363855906" calcext:value-type="float">
            <text:p>0,23344536385590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formula="of:=[.$C$4]+[.F23]*[.$E$4]-[.$E$4]/2" office:value-type="float" office:value="3.06305283725005" calcext:value-type="float">
            <text:p>3,06305283725005</text:p>
          </table:table-cell>
          <table:table-cell table:formula="of:=SIN([.G23])" office:value-type="float" office:value="0.0784590957278451" calcext:value-type="float">
            <text:p>0,07845909572784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6T09:52:12.023428137</meta:creation-date>
    <dc:date>2021-03-26T10:09:25.915880056</dc:date>
    <meta:editing-duration>PT7M3S</meta:editing-duration>
    <meta:editing-cycles>1</meta:editing-cycles>
    <meta:document-statistic meta:table-count="1" meta:cell-count="73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Arkusz1.H4:Arkusz1.H23" svg:x="0.319cm" svg:y="0.18cm" svg:width="15.36cm" svg:height="8.645cm">
          <chartooo:coordinate-region svg:x="1.046cm" svg:y="0.38cm" svg:width="14.446cm" svg:height="7.79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rkusz1.H4:Arkusz1.H23" chart:class="chart:scatter"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84590957278449">
                <text:p>0.0784590957278449</text:p>
                <draw:g>
                  <svg:desc>Arkusz1.H4:Arkusz1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3445363855905">
                <text:p>0.233445363855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268343236509">
                <text:p>0.38268343236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22498564715949">
                <text:p>0.5224985647159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9448048330184">
                <text:p>0.649448048330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0405965600031">
                <text:p>0.760405965600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52640164354092">
                <text:p>0.8526401643540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3879532511287">
                <text:p>0.923879532511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72369920397676">
                <text:p>0.9723699203976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6917333733128">
                <text:p>0.9969173337331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6917333733128">
                <text:p>0.9969173337331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72369920397677">
                <text:p>0.9723699203976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23879532511287">
                <text:p>0.9238795325112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52640164354092">
                <text:p>0.8526401643540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60405965600031">
                <text:p>0.7604059656000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49448048330184">
                <text:p>0.6494480483301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22498564715949">
                <text:p>0.5224985647159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8268343236509">
                <text:p>0.38268343236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3445363855906">
                <text:p>0.2334453638559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84590957278451">
                <text:p>0.07845909572784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